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ffff00"/>
      <style:text-properties style:font-name="AngsanaUPC" fo:font-size="14pt" style:font-size-asian="14pt" style:font-size-complex="14pt"/>
    </style:style>
    <style:style style:name="ce5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49599014</text:p>
          </table:table-cell>
          <table:table-cell office:value-type="string">
            <text:p>111639091</text:p>
          </table:table-cell>
          <table:table-cell office:value-type="string">
            <text:p>10000</text:p>
          </table:table-cell>
          <table:table-cell office:value-type="string">
            <text:p>0.05770</text:p>
          </table:table-cell>
          <table:table-cell office:value-type="string">
            <text:p>577.0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49667018</text:p>
          </table:table-cell>
          <table:table-cell office:value-type="string">
            <text:p>111673211</text:p>
          </table:table-cell>
          <table:table-cell office:value-type="string">
            <text:p>10000</text:p>
          </table:table-cell>
          <table:table-cell office:value-type="string">
            <text:p>0.03981</text:p>
          </table:table-cell>
          <table:table-cell office:value-type="string">
            <text:p>398.1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49687019</text:p>
          </table:table-cell>
          <table:table-cell office:value-type="string">
            <text:p>111673211</text:p>
          </table:table-cell>
          <table:table-cell office:value-type="string">
            <text:p>10000</text:p>
          </table:table-cell>
          <table:table-cell office:value-type="string">
            <text:p>0.03981</text:p>
          </table:table-cell>
          <table:table-cell office:value-type="string">
            <text:p>398.1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50143011</text:p>
          </table:table-cell>
          <table:table-cell office:value-type="string">
            <text:p>111639091</text:p>
          </table:table-cell>
          <table:table-cell office:value-type="string">
            <text:p>10000</text:p>
          </table:table-cell>
          <table:table-cell office:value-type="string">
            <text:p>0.05770</text:p>
          </table:table-cell>
          <table:table-cell office:value-type="string">
            <text:p>577.0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52559016</text:p>
          </table:table-cell>
          <table:table-cell office:value-type="string">
            <text:p>100350311</text:p>
          </table:table-cell>
          <table:table-cell office:value-type="string">
            <text:p>200000</text:p>
          </table:table-cell>
          <table:table-cell office:value-type="string">
            <text:p>0.08300</text:p>
          </table:table-cell>
          <table:table-cell office:value-type="string">
            <text:p>16600.0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52559017</text:p>
          </table:table-cell>
          <table:table-cell office:value-type="string">
            <text:p>100350311</text:p>
          </table:table-cell>
          <table:table-cell office:value-type="string">
            <text:p>30000</text:p>
          </table:table-cell>
          <table:table-cell office:value-type="string">
            <text:p>0.08300</text:p>
          </table:table-cell>
          <table:table-cell office:value-type="string">
            <text:p>2490.0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table:style-name="ce4" office:value-type="string">
            <text:p>125018</text:p>
          </table:table-cell>
          <table:table-cell table:style-name="ce4" office:value-type="string">
            <text:p>100311</text:p>
          </table:table-cell>
          <table:table-cell office:value-type="string">
            <text:p>30000</text:p>
          </table:table-cell>
          <table:table-cell office:value-type="string">
            <text:p>0.08300</text:p>
          </table:table-cell>
          <table:table-cell office:value-type="string">
            <text:p>2490.00</text:p>
          </table:table-cell>
          <table:table-cell table:number-columns-repeated="1018"/>
        </table:table-row>
        <table:table-row table:style-name="ro2">
          <table:table-cell office:value-type="string">
            <text:p>4123J00069</text:p>
          </table:table-cell>
          <table:table-cell office:value-type="string">
            <text:p>1253162003</text:p>
          </table:table-cell>
          <table:table-cell office:value-type="string">
            <text:p>100350311</text:p>
          </table:table-cell>
          <table:table-cell office:value-type="string">
            <text:p>40000</text:p>
          </table:table-cell>
          <table:table-cell office:value-type="string">
            <text:p>0.08300</text:p>
          </table:table-cell>
          <table:table-cell office:value-type="string">
            <text:p>3320.00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02/27/2024</text:date>, <text:time>09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7T09:13:49.95</dc:date>
    <meta:generator>OpenOffice/4.1.14$Win32 OpenOffice.org_project/4114m1$Build-9811</meta:generator>
    <meta:editing-duration>PT21M29S</meta:editing-duration>
    <meta:editing-cycles>4</meta:editing-cycles>
    <meta:document-statistic meta:table-count="1" meta:cell-count="54" meta:object-count="0"/>
  </office:meta>
</office:document-meta>
</file>